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Unifont" svg:font-family="Unifont" style:font-family-generic="system" style:font-pitch="variable"/>
  </office:font-face-decls>
  <office:automatic-styles>
    <style:style style:name="P1" style:family="paragraph" style:parent-style-name="Standard">
      <style:paragraph-properties fo:text-align="start" style:justify-single-word="false"/>
      <style:text-properties fo:font-size="14pt" fo:font-weight="normal" officeooo:rsid="0015f685" officeooo:paragraph-rsid="0015f685" style:font-size-asian="12.25pt" style:font-weight-asian="normal" style:font-size-complex="14pt" style:font-weight-complex="normal"/>
    </style:style>
    <style:style style:name="P2" style:family="paragraph" style:parent-style-name="Standard">
      <style:paragraph-properties fo:text-align="center" style:justify-single-word="false"/>
      <style:text-properties style:font-name="Liberation Mono" fo:font-size="16pt" fo:font-weight="bold" officeooo:rsid="0015f685" officeooo:paragraph-rsid="0015f685" style:font-size-asian="16pt" style:font-weight-asian="bold" style:font-size-complex="16pt" style:font-weight-complex="bold"/>
    </style:style>
    <style:style style:name="P3" style:family="paragraph" style:parent-style-name="Standard">
      <style:paragraph-properties fo:text-align="justify" style:justify-single-word="false"/>
      <style:text-properties style:font-name="Liberation Mono" fo:font-size="16pt" fo:font-weight="normal" officeooo:rsid="0015f685" officeooo:paragraph-rsid="0015f685" style:font-size-asian="16pt" style:font-weight-asian="normal" style:font-size-complex="16pt" style:font-weight-complex="normal"/>
    </style:style>
    <style:style style:name="P4" style:family="paragraph" style:parent-style-name="Standard">
      <style:paragraph-properties fo:text-align="justify" style:justify-single-word="false"/>
      <style:text-properties style:font-name="Liberation Mono" fo:font-size="14pt" fo:font-weight="normal" officeooo:rsid="0015f685" officeooo:paragraph-rsid="0015f685" style:font-size-asian="12.25pt" style:font-weight-asian="normal" style:font-size-complex="14pt" style:font-weight-complex="normal"/>
    </style:style>
    <style:style style:name="P5" style:family="paragraph" style:parent-style-name="Standard">
      <style:paragraph-properties fo:text-align="justify" style:justify-single-word="false"/>
      <style:text-properties style:font-name="Liberation Mono" fo:font-size="14pt" style:text-underline-style="solid" style:text-underline-width="auto" style:text-underline-color="font-color" fo:font-weight="normal" officeooo:rsid="0015f685" officeooo:paragraph-rsid="0015f685" style:font-size-asian="12.25pt" style:font-weight-asian="normal" style:font-size-complex="14pt" style:font-weight-complex="normal"/>
    </style:style>
    <style:style style:name="P6" style:family="paragraph" style:parent-style-name="Standard">
      <style:paragraph-properties fo:text-align="justify" style:justify-single-word="false"/>
      <style:text-properties style:font-name="Liberation Mono" fo:font-size="12pt" fo:font-weight="normal" officeooo:rsid="0015f685" officeooo:paragraph-rsid="0015f685"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style:font-name="Liberation Mono" fo:font-size="12pt" fo:font-weight="bold" officeooo:rsid="0015f685" officeooo:paragraph-rsid="0015f685" style:font-size-asian="12pt" style:font-weight-asian="bold" style:font-size-complex="12pt" style:font-weight-complex="bold"/>
    </style:style>
    <style:style style:name="P8" style:family="paragraph" style:parent-style-name="Standard">
      <style:paragraph-properties fo:text-align="center" style:justify-single-word="false"/>
      <style:text-properties style:font-name="Liberation Sans" fo:font-size="16pt" fo:font-weight="bold" officeooo:rsid="0015f685" officeooo:paragraph-rsid="0015f685" style:font-size-asian="16pt" style:font-weight-asian="bold" style:font-size-complex="16pt" style:font-weight-complex="bold"/>
    </style:style>
    <style:style style:name="P9" style:family="paragraph" style:parent-style-name="Standard">
      <style:paragraph-properties fo:text-align="justify" style:justify-single-word="false"/>
      <style:text-properties style:font-name="Liberation Sans" fo:font-size="14pt" fo:font-weight="bold" officeooo:rsid="0015f685" officeooo:paragraph-rsid="0015f685" style:font-size-asian="14pt" style:font-weight-asian="bold" style:font-size-complex="14pt" style:font-weight-complex="bold"/>
    </style:style>
    <style:style style:name="T1" style:family="text">
      <style:text-properties fo:font-weight="normal" style:font-weight-asian="normal" style:font-weight-complex="normal"/>
    </style:style>
    <style:style style:name="T2" style:family="text">
      <style:text-properties fo:font-size="14pt" fo:font-weight="normal" style:font-size-asian="12.25pt" style:font-weight-asian="normal" style:font-size-complex="14pt" style:font-weight-complex="normal"/>
    </style:style>
    <style:style style:name="T3" style:family="text">
      <style:text-properties fo:font-size="14pt"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3">Memoria mini-proyecto recreativ</text:span>a</text:p>
      <text:p text:style-name="P2"/>
      <text:p text:style-name="P9">Reparto de trabajo</text:p>
      <text:p text:style-name="P6">Hugo se ha encargado de la realización del UML y del esqueleto de las clases necesarias para poder empezar a trabajar y de implementar algunas funciones decididas en conjunto para mejorar el programa.</text:p>
      <text:p text:style-name="P6">Raúl se ha encargado de la coordinación, de la parte de añadir elementos más realistas al programa y de la realización de partes más complejas como es el caso de los ArrayList.</text:p>
      <text:p text:style-name="P3"/>
      <text:p text:style-name="P3"/>
      <text:p text:style-name="P9">Resumen del trabajo</text:p>
      <text:p text:style-name="P6">Como Hugo había estado indagando sobre la realización de diagramas de clases, fue él quien se dedicó al principio del proyecto a la realización del UML con objetivo de ser modificado en un futuro. Una vez hecho el UML, hicimos un repositorio en GitHub el cual nos llevó más de una hora para que funcionará con NetBeans y poder trabajar ambos en él.</text:p>
      <text:p text:style-name="P6">Después de ese sufrimiento, Hugo hizo la clase Tarjeta y Raúl hizo una clase aparte para ir probando que todos los métodos funcionaban. Tras hacer el esqueleto de todas las clases y comprobar que todos los métodos funcionaban, a Raúl se le ocurrió utilizar ArrayList tanto en los premios como en las tarjetas para que se puedan meter tarjetas y quitarlas pudiendo modificar el tamaño del “Array”. </text:p>
      <text:p text:style-name="P6">Tras varios días de sufrimiento con las clases para hacer que el programa sea más realista por fin llegamos a la peor parte, los menús. Tras un par de semanas con el proyecto estancado, acabamos los menús acabando así con el proyecto.</text:p>
      <text:p text:style-name="P4"/>
      <text:p text:style-name="P5"/>
      <text:p text:style-name="P9">Objetivos</text:p>
      <text:p text:style-name="P7">→ <text:span text:style-name="T1">Hacer que el programa sea más realista</text:span></text:p>
      <text:p text:style-name="P7"><text:span text:style-name="T1">→ Implementar si nos sobra tiempo algún minijuego (no nos ha dado tiempo)</text:span></text:p>
      <text:p text:style-name="P7"><text:span text:style-name="T1">→ Aprender nuevas técnicas y formas de programar.</text:span></text:p>
      <text:p text:style-name="P4"/>
      <text:p text:style-name="P4"/>
      <text:p text:style-name="P9">Conclusión</text:p>
      <text:p text:style-name="P6">La experiencia conjunta ha sido positiva ya que debido a que ambos queríamos que el programa fuera más realista, hemos tenido que indagar en la documentación de java y hemos aprendido como usar instrucciones que previamente desconocíamos y estamos bastante contentos con el resultado del programa y de nuestra forma de trabajar ya que para ser la primera vez que trabajamos juntos lo hemos hecho bastante bien y hemos aprendido bastantes cosas el uno del otro que pueden llegar a ser buenas en el futur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9T10:06:57.359693021</meta:creation-date>
    <dc:date>2024-01-19T10:49:58.381973544</dc:date>
    <meta:editing-duration>PT43M3S</meta:editing-duration>
    <meta:editing-cycles>1</meta:editing-cycles>
    <meta:generator>LibreOffice/7.4.2.3$Linux_X86_64 LibreOffice_project/40$Build-3</meta:generator>
    <meta:document-statistic meta:table-count="0" meta:image-count="0" meta:object-count="0" meta:page-count="1" meta:paragraph-count="14" meta:word-count="362" meta:character-count="2109" meta:non-whitespace-character-count="1760"/>
  </office:meta>
</office:document-meta>
</file>